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21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2">
          <table:table-cell/>
          <table:table-cell table:style-name="ce5" office:value-type="string" calcext:value-type="string" table:number-columns-spanned="10" table:number-rows-spanned="1" office:value="Cerf">
            <text:p>Bilan chasse Cerf saison 2021-2022</text:p>
          </table:table-cell>
          <table:covered-table-cell table:number-columns-repeated="9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4">
          <table:table-cell table:style-name="ce2"/>
          <table:table-cell table:style-name="ce7" office:value-type="string" calcext:value-type="string" table:number-columns-spanned="3" table:number-rows-spanned="1">
            <text:p>Atrribution par massif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Atrribution par ZI</text:p>
          </table:table-cell>
          <table:covered-table-cell table:number-columns-repeated="2" table:style-name="ce10"/>
          <table:table-cell table:style-name="ce7" office:value-type="string" calcext:value-type="string" table:number-columns-spanned="4" table:number-rows-spanned="1">
            <text:p>Réalisations</text:p>
          </table:table-cell>
          <table:covered-table-cell table:number-columns-repeated="3" table:style-name="ce10"/>
        </table:table-row>
        <table:table-row table:style-name="ro4">
          <table:table-cell/>
          <table:table-cell table:style-name="ce8" office:value-type="string" calcext:value-type="string">
            <text:p>Massif</text:p>
          </table:table-cell>
          <table:table-cell table:style-name="ce11" office:value-type="string" calcext:value-type="string">
            <text:p>Mini</text:p>
          </table:table-cell>
          <table:table-cell table:style-name="ce11" office:value-type="string" calcext:value-type="string">
            <text:p>Maxi</text:p>
          </table:table-cell>
          <table:table-cell table:style-name="ce11" office:value-type="string" calcext:value-type="string">
            <text:p>ZI</text:p>
          </table:table-cell>
          <table:table-cell table:style-name="ce11" office:value-type="string" calcext:value-type="string">
            <text:p>Mini</text:p>
          </table:table-cell>
          <table:table-cell table:style-name="ce11" office:value-type="string" calcext:value-type="string">
            <text:p>Maxi</text:p>
          </table:table-cell>
          <table:table-cell table:style-name="ce11" office:value-type="string" calcext:value-type="string">
            <text:p>Total ZI</text:p>
          </table:table-cell>
          <table:table-cell table:style-name="ce11" office:value-type="string" calcext:value-type="string">
            <text:p>% ZI</text:p>
          </table:table-cell>
          <table:table-cell table:style-name="ce11" office:value-type="string" calcext:value-type="string">
            <text:p>Total Massif</text:p>
          </table:table-cell>
          <table:table-cell table:style-name="ce14" office:value-type="string" calcext:value-type="string">
            <text:p>% Massif</text:p>
          </table:table-cell>
        </table:table-row>
        <table:table-row table:style-name="ro1">
          <table:table-cell/>
          <table:table-cell table:style-name="ce9" office:value-type="string" calcext:value-type="string" office:value="Aigoual nord">
            <text:p>Aigoual nord</text:p>
          </table:table-cell>
          <table:table-cell table:style-name="ce9" office:value-type="float" calcext:value-type="float" office:value="274">
            <text:p>274</text:p>
          </table:table-cell>
          <table:table-cell table:style-name="ce9" office:value-type="float" calcext:value-type="float" office:value="191">
            <text:p>191</text:p>
          </table:table-cell>
          <table:table-cell table:number-columns-repeated="5"/>
          <table:table-cell table:style-name="ce9" office:value-type="float" calcext:value-type="float" office:value="238">
            <text:p>238</text:p>
          </table:table-cell>
          <table:table-cell table:style-name="ce9" office:value-type="float" calcext:value-type="float" office:value="87">
            <text:p>87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Aigoual Nord">
            <text:p>ACPNC - Secteur 4 - Aigoual Nord</text:p>
          </table:table-cell>
          <table:table-cell table:style-name="ce13" office:value-type="float" calcext:value-type="float" office:value="32">
            <text:p>32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22">
            <text:p>22</text:p>
          </table:table-cell>
          <table:table-cell table:style-name="ce13" office:value-type="float" calcext:value-type="float" office:value="69">
            <text:p>6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5 - Aigoual Nord">
            <text:p>ACPNC - Secteur 5 - Aigoual Nord</text:p>
          </table:table-cell>
          <table:table-cell table:style-name="ce13" office:value-type="float" calcext:value-type="float" office:value="44">
            <text:p>4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1">
            <text:p>41</text:p>
          </table:table-cell>
          <table:table-cell table:style-name="ce13" office:value-type="float" calcext:value-type="float" office:value="93">
            <text:p>9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Aigoual Nord - AIGO">
            <text:p>TCA Aigoual Nord - AIGO</text:p>
          </table:table-cell>
          <table:table-cell table:style-name="ce13" office:value-type="float" calcext:value-type="float" office:value="136">
            <text:p>136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22">
            <text:p>122</text:p>
          </table:table-cell>
          <table:table-cell table:style-name="ce13" office:value-type="float" calcext:value-type="float" office:value="90">
            <text:p>9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Secteur 4 - Marquairès">
            <text:p>ZT ACPNC - Secteur 4 - Marquairès</text:p>
          </table:table-cell>
          <table:table-cell table:style-name="ce13" office:value-type="float" calcext:value-type="float" office:value="6">
            <text:p>6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">
            <text:p>4</text:p>
          </table:table-cell>
          <table:table-cell table:style-name="ce13" office:value-type="float" calcext:value-type="float" office:value="67">
            <text:p>6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Secteur 5 - Brèze-Béthuzon">
            <text:p>ZT ACPNC - Secteur 5 - Brèze-Béthuzon</text:p>
          </table:table-cell>
          <table:table-cell table:style-name="ce13" office:value-type="float" calcext:value-type="float" office:value="51">
            <text:p>51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4">
            <text:p>44</text:p>
          </table:table-cell>
          <table:table-cell table:style-name="ce13" office:value-type="float" calcext:value-type="float" office:value="86">
            <text:p>86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TCA Aigoual Nord - AIGO">
            <text:p>ZT TCA Aigoual Nord - AIGO</text:p>
          </table:table-cell>
          <table:table-cell table:style-name="ce13" office:value-type="float" calcext:value-type="float" office:value="5">
            <text:p>5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5">
            <text:p>5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Aigoual sud (Gard)">
            <text:p>Aigoual sud (Gard)</text:p>
          </table:table-cell>
          <table:table-cell table:style-name="ce9" office:value-type="float" calcext:value-type="float" office:value="222">
            <text:p>222</text:p>
          </table:table-cell>
          <table:table-cell table:style-name="ce9" office:value-type="float" calcext:value-type="float" office:value="155">
            <text:p>155</text:p>
          </table:table-cell>
          <table:table-cell table:number-columns-repeated="5"/>
          <table:table-cell table:style-name="ce9" office:value-type="float" calcext:value-type="float" office:value="172">
            <text:p>172</text:p>
          </table:table-cell>
          <table:table-cell table:style-name="ce9" office:value-type="float" calcext:value-type="float" office:value="77">
            <text:p>77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6 - Aigoual Sud">
            <text:p>ACPNC - Secteur 6 - Aigoual Sud</text:p>
          </table:table-cell>
          <table:table-cell table:style-name="ce13" office:value-type="float" calcext:value-type="float" office:value="159">
            <text:p>159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35">
            <text:p>135</text:p>
          </table:table-cell>
          <table:table-cell table:style-name="ce13" office:value-type="float" calcext:value-type="float" office:value="85">
            <text:p>8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Lingas">
            <text:p>ZT ACPNC - Lingas</text:p>
          </table:table-cell>
          <table:table-cell table:style-name="ce13" office:value-type="float" calcext:value-type="float" office:value="23">
            <text:p>23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7">
            <text:p>17</text:p>
          </table:table-cell>
          <table:table-cell table:style-name="ce13" office:value-type="float" calcext:value-type="float" office:value="74">
            <text:p>74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St-Sauveur-des-Pourcils">
            <text:p>ZT ACPNC - St-Sauveur-des-Pourcils</text:p>
          </table:table-cell>
          <table:table-cell table:style-name="ce13" office:value-type="float" calcext:value-type="float" office:value="13">
            <text:p>13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77">
            <text:p>7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Trévezel">
            <text:p>ZT ACPNC - Trévezel</text:p>
          </table:table-cell>
          <table:table-cell table:style-name="ce13" office:value-type="float" calcext:value-type="float" office:value="27">
            <text:p>27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37">
            <text:p>37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Causse Méjean">
            <text:p>Causse Méjean</text:p>
          </table:table-cell>
          <table:table-cell table:style-name="ce9" office:value-type="float" calcext:value-type="float" office:value="38">
            <text:p>38</text:p>
          </table:table-cell>
          <table:table-cell table:style-name="ce9" office:value-type="float" calcext:value-type="float" office:value="26">
            <text:p>26</text:p>
          </table:table-cell>
          <table:table-cell table:number-columns-repeated="5"/>
          <table:table-cell table:style-name="ce9" office:value-type="float" calcext:value-type="float" office:value="29">
            <text:p>29</text:p>
          </table:table-cell>
          <table:table-cell table:style-name="ce9" office:value-type="float" calcext:value-type="float" office:value="76">
            <text:p>76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Méjean">
            <text:p>ACPNC - Secteur 4 - Méjean</text:p>
          </table:table-cell>
          <table:table-cell table:style-name="ce13" office:value-type="float" calcext:value-type="float" office:value="15">
            <text:p>15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2">
            <text:p>12</text:p>
          </table:table-cell>
          <table:table-cell table:style-name="ce13" office:value-type="float" calcext:value-type="float" office:value="80">
            <text:p>8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5 - Méjean">
            <text:p>ACPNC - Secteur 5 - Méjean</text:p>
          </table:table-cell>
          <table:table-cell table:style-name="ce13" office:value-type="float" calcext:value-type="float" office:value="9">
            <text:p>9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9">
            <text:p>9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Aigoual Nord - CAUS">
            <text:p>TCA Aigoual Nord - CAUS</text:p>
          </table:table-cell>
          <table:table-cell table:style-name="ce13" office:value-type="float" calcext:value-type="float" office:value="9">
            <text:p>9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3">
            <text:p>3</text:p>
          </table:table-cell>
          <table:table-cell table:style-name="ce13" office:value-type="float" calcext:value-type="float" office:value="33">
            <text:p>3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Secteur 5 - Cazalets">
            <text:p>ZT ACPNC - Secteur 5 - Cazalets</text:p>
          </table:table-cell>
          <table:table-cell table:style-name="ce13" office:value-type="float" calcext:value-type="float" office:value="5">
            <text:p>5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5">
            <text:p>5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Mont Lozère est (Gard)">
            <text:p>Mont Lozère est (Gard)</text:p>
          </table:table-cell>
          <table:table-cell table:style-name="ce9" office:value-type="float" calcext:value-type="float" office:value="14">
            <text:p>14</text:p>
          </table:table-cell>
          <table:table-cell table:style-name="ce9" office:value-type="float" calcext:value-type="float" office:value="9">
            <text:p>9</text:p>
          </table:table-cell>
          <table:table-cell table:number-columns-repeated="5"/>
          <table:table-cell table:style-name="ce9" office:value-type="float" calcext:value-type="float" office:value="10">
            <text:p>10</text:p>
          </table:table-cell>
          <table:table-cell table:style-name="ce9" office:value-type="float" calcext:value-type="float" office:value="71">
            <text:p>71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Mont Lozère Est - Gard">
            <text:p>ACPNC - Mont Lozère Est - Gard</text:p>
          </table:table-cell>
          <table:table-cell table:style-name="ce13" office:value-type="float" calcext:value-type="float" office:value="14">
            <text:p>1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71">
            <text:p>71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Mont Lozère nord, ouest et est (Lozère)">
            <text:p>Mont Lozère nord, ouest et est (Lozère)</text:p>
          </table:table-cell>
          <table:table-cell table:style-name="ce9" office:value-type="float" calcext:value-type="float" office:value="80">
            <text:p>80</text:p>
          </table:table-cell>
          <table:table-cell table:style-name="ce9" office:value-type="float" calcext:value-type="float" office:value="56">
            <text:p>56</text:p>
          </table:table-cell>
          <table:table-cell table:number-columns-repeated="5"/>
          <table:table-cell table:style-name="ce9" office:value-type="float" calcext:value-type="float" office:value="54">
            <text:p>54</text:p>
          </table:table-cell>
          <table:table-cell table:style-name="ce9" office:value-type="float" calcext:value-type="float" office:value="68">
            <text:p>68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1 - Mont Lozère">
            <text:p>ACPNC - Secteur 1 - Mont Lozère</text:p>
          </table:table-cell>
          <table:table-cell table:style-name="ce13" office:value-type="float" calcext:value-type="float" office:value="66">
            <text:p>66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2">
            <text:p>42</text:p>
          </table:table-cell>
          <table:table-cell table:style-name="ce13" office:value-type="float" calcext:value-type="float" office:value="64">
            <text:p>64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Mont Lozere Ouest">
            <text:p>TCA Mont Lozere Ouest</text:p>
          </table:table-cell>
          <table:table-cell table:style-name="ce13" office:value-type="float" calcext:value-type="float" office:value="8">
            <text:p>8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7">
            <text:p>7</text:p>
          </table:table-cell>
          <table:table-cell table:style-name="ce13" office:value-type="float" calcext:value-type="float" office:value="88">
            <text:p>88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Quézac-Ispagnac - MTLO">
            <text:p>TCA Quézac-Ispagnac - MTLO</text:p>
          </table:table-cell>
          <table:table-cell table:style-name="ce13" office:value-type="float" calcext:value-type="float" office:value="2">
            <text:p>2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">
            <text:p>1</text:p>
          </table:table-cell>
          <table:table-cell table:style-name="ce13" office:value-type="float" calcext:value-type="float" office:value="50">
            <text:p>5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TCA Mont Lozère Ouest">
            <text:p>ZT TCA Mont Lozère Ouest</text:p>
          </table:table-cell>
          <table:table-cell table:style-name="ce13" office:value-type="float" calcext:value-type="float" office:value="4">
            <text:p>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">
            <text:p>4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Mont Lozère sud, Bougès nord">
            <text:p>Mont Lozère sud, Bougès nord</text:p>
          </table:table-cell>
          <table:table-cell table:style-name="ce9" office:value-type="float" calcext:value-type="float" office:value="270">
            <text:p>270</text:p>
          </table:table-cell>
          <table:table-cell table:style-name="ce9" office:value-type="float" calcext:value-type="float" office:value="189">
            <text:p>189</text:p>
          </table:table-cell>
          <table:table-cell table:number-columns-repeated="5"/>
          <table:table-cell table:style-name="ce9" office:value-type="float" calcext:value-type="float" office:value="220">
            <text:p>220</text:p>
          </table:table-cell>
          <table:table-cell table:style-name="ce9" office:value-type="float" calcext:value-type="float" office:value="81">
            <text:p>81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2 - Pont-de-Montvert">
            <text:p>ACPNC - Secteur 2 - Pont-de-Montvert</text:p>
          </table:table-cell>
          <table:table-cell table:style-name="ce13" office:value-type="float" calcext:value-type="float" office:value="41">
            <text:p>41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37">
            <text:p>37</text:p>
          </table:table-cell>
          <table:table-cell table:style-name="ce13" office:value-type="float" calcext:value-type="float" office:value="90">
            <text:p>9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2 - Vialas">
            <text:p>ACPNC - Secteur 2 - Vialas</text:p>
          </table:table-cell>
          <table:table-cell table:style-name="ce13" office:value-type="float" calcext:value-type="float" office:value="71">
            <text:p>71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70">
            <text:p>70</text:p>
          </table:table-cell>
          <table:table-cell table:style-name="ce13" office:value-type="float" calcext:value-type="float" office:value="99">
            <text:p>9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Laubies">
            <text:p>ACPNC - Secteur 4 - Laubies</text:p>
          </table:table-cell>
          <table:table-cell table:style-name="ce13" office:value-type="float" calcext:value-type="float" office:value="14">
            <text:p>1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9">
            <text:p>9</text:p>
          </table:table-cell>
          <table:table-cell table:style-name="ce13" office:value-type="float" calcext:value-type="float" office:value="64">
            <text:p>64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Ramponenche">
            <text:p>ACPNC - Secteur 4 - Ramponenche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">
            <text:p>4</text:p>
          </table:table-cell>
          <table:table-cell table:style-name="ce13" office:value-type="float" calcext:value-type="float" office:value="40">
            <text:p>4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Altefage">
            <text:p>TCA Altefage</text:p>
          </table:table-cell>
          <table:table-cell table:style-name="ce13" office:value-type="float" calcext:value-type="float" office:value="6">
            <text:p>6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">
            <text:p>4</text:p>
          </table:table-cell>
          <table:table-cell table:style-name="ce13" office:value-type="float" calcext:value-type="float" office:value="67">
            <text:p>6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Bougès">
            <text:p>ZT ACPNC Bougès</text:p>
          </table:table-cell>
          <table:table-cell table:style-name="ce13" office:value-type="float" calcext:value-type="float" office:value="34">
            <text:p>3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27">
            <text:p>27</text:p>
          </table:table-cell>
          <table:table-cell table:style-name="ce13" office:value-type="float" calcext:value-type="float" office:value="79">
            <text:p>7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Laubies">
            <text:p>ZT ACPNC Laubies</text:p>
          </table:table-cell>
          <table:table-cell table:style-name="ce13" office:value-type="float" calcext:value-type="float" office:value="20">
            <text:p>2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50">
            <text:p>5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Mont Lozère">
            <text:p>ZT ACPNC - Mont Lozère</text:p>
          </table:table-cell>
          <table:table-cell table:style-name="ce13" office:value-type="float" calcext:value-type="float" office:value="71">
            <text:p>71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58">
            <text:p>58</text:p>
          </table:table-cell>
          <table:table-cell table:style-name="ce13" office:value-type="float" calcext:value-type="float" office:value="82">
            <text:p>8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TCA Altefage">
            <text:p>ZT TCA Altefage</text:p>
          </table:table-cell>
          <table:table-cell table:style-name="ce13" office:value-type="float" calcext:value-type="float" office:value="3">
            <text:p>3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">
            <text:p>1</text:p>
          </table:table-cell>
          <table:table-cell table:style-name="ce13" office:value-type="float" calcext:value-type="float" office:value="33">
            <text:p>33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Vallées cévenoles">
            <text:p>Vallées cévenoles</text:p>
          </table:table-cell>
          <table:table-cell table:style-name="ce9" office:value-type="float" calcext:value-type="float" office:value="135">
            <text:p>135</text:p>
          </table:table-cell>
          <table:table-cell table:style-name="ce9" office:value-type="float" calcext:value-type="float" office:value="94">
            <text:p>94</text:p>
          </table:table-cell>
          <table:table-cell table:number-columns-repeated="5"/>
          <table:table-cell table:style-name="ce9" office:value-type="float" calcext:value-type="float" office:value="94">
            <text:p>94</text:p>
          </table:table-cell>
          <table:table-cell table:style-name="ce9" office:value-type="float" calcext:value-type="float" office:value="70">
            <text:p>70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Bougès sud">
            <text:p>ACPNC - Secteur 4 - Bougès sud</text:p>
          </table:table-cell>
          <table:table-cell table:style-name="ce13" office:value-type="float" calcext:value-type="float" office:value="62">
            <text:p>62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7">
            <text:p>47</text:p>
          </table:table-cell>
          <table:table-cell table:style-name="ce13" office:value-type="float" calcext:value-type="float" office:value="76">
            <text:p>76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Les Cans">
            <text:p>ACPNC - Secteur 4 - Les Cans</text:p>
          </table:table-cell>
          <table:table-cell table:style-name="ce13" office:value-type="float" calcext:value-type="float" office:value="29">
            <text:p>29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7">
            <text:p>17</text:p>
          </table:table-cell>
          <table:table-cell table:style-name="ce13" office:value-type="float" calcext:value-type="float" office:value="59">
            <text:p>5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St-Germain-de-Calberte">
            <text:p>ACPNC - Secteur 4 - St-Germain-de-Calberte</text:p>
          </table:table-cell>
          <table:table-cell table:style-name="ce13" office:value-type="float" calcext:value-type="float" office:value="21">
            <text:p>21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6">
            <text:p>16</text:p>
          </table:table-cell>
          <table:table-cell table:style-name="ce13" office:value-type="float" calcext:value-type="float" office:value="76">
            <text:p>76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Fontmort">
            <text:p>ZT ACPNC Fontmort</text:p>
          </table:table-cell>
          <table:table-cell table:style-name="ce13" office:value-type="float" calcext:value-type="float" office:value="23">
            <text:p>23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4">
            <text:p>14</text:p>
          </table:table-cell>
          <table:table-cell table:style-name="ce13" office:value-type="float" calcext:value-type="float" office:value="61">
            <text:p>61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5" office:value-type="string" calcext:value-type="string" table:number-columns-spanned="10" table:number-rows-spanned="1" office:value="Chevreuil">
            <text:p>Bilan chasse Chevreuil saison 2021-2022</text:p>
          </table:table-cell>
          <table:covered-table-cell table:number-columns-repeated="9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4">
          <table:table-cell table:style-name="ce2"/>
          <table:table-cell table:style-name="ce7" office:value-type="string" calcext:value-type="string" table:number-columns-spanned="3" table:number-rows-spanned="1">
            <text:p>Atrribution par massif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Atrribution par ZI</text:p>
          </table:table-cell>
          <table:covered-table-cell table:number-columns-repeated="2" table:style-name="ce10"/>
          <table:table-cell table:style-name="ce7" office:value-type="string" calcext:value-type="string" table:number-columns-spanned="4" table:number-rows-spanned="1">
            <text:p>Réalisations</text:p>
          </table:table-cell>
          <table:covered-table-cell table:number-columns-repeated="3" table:style-name="ce10"/>
        </table:table-row>
        <table:table-row table:style-name="ro4">
          <table:table-cell/>
          <table:table-cell table:style-name="ce8" office:value-type="string" calcext:value-type="string">
            <text:p>Massif</text:p>
          </table:table-cell>
          <table:table-cell table:style-name="ce11" office:value-type="string" calcext:value-type="string">
            <text:p>Mini</text:p>
          </table:table-cell>
          <table:table-cell table:style-name="ce11" office:value-type="string" calcext:value-type="string">
            <text:p>Maxi</text:p>
          </table:table-cell>
          <table:table-cell table:style-name="ce11" office:value-type="string" calcext:value-type="string">
            <text:p>ZI</text:p>
          </table:table-cell>
          <table:table-cell table:style-name="ce11" office:value-type="string" calcext:value-type="string">
            <text:p>Mini</text:p>
          </table:table-cell>
          <table:table-cell table:style-name="ce11" office:value-type="string" calcext:value-type="string">
            <text:p>Maxi</text:p>
          </table:table-cell>
          <table:table-cell table:style-name="ce11" office:value-type="string" calcext:value-type="string">
            <text:p>Total ZI</text:p>
          </table:table-cell>
          <table:table-cell table:style-name="ce11" office:value-type="string" calcext:value-type="string">
            <text:p>% ZI</text:p>
          </table:table-cell>
          <table:table-cell table:style-name="ce11" office:value-type="string" calcext:value-type="string">
            <text:p>Total Massif</text:p>
          </table:table-cell>
          <table:table-cell table:style-name="ce14" office:value-type="string" calcext:value-type="string">
            <text:p>% Massif</text:p>
          </table:table-cell>
        </table:table-row>
        <table:table-row table:style-name="ro1">
          <table:table-cell/>
          <table:table-cell table:style-name="ce9" office:value-type="string" calcext:value-type="string" office:value="Aigoual nord">
            <text:p>Aigoual nord</text:p>
          </table:table-cell>
          <table:table-cell table:style-name="ce9" office:value-type="float" calcext:value-type="float" office:value="57">
            <text:p>57</text:p>
          </table:table-cell>
          <table:table-cell table:style-name="ce9" office:value-type="float" calcext:value-type="float" office:value="29">
            <text:p>29</text:p>
          </table:table-cell>
          <table:table-cell table:number-columns-repeated="5"/>
          <table:table-cell table:style-name="ce9" office:value-type="float" calcext:value-type="float" office:value="34">
            <text:p>34</text:p>
          </table:table-cell>
          <table:table-cell table:style-name="ce9" office:value-type="float" calcext:value-type="float" office:value="60">
            <text:p>60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Aigoual Nord">
            <text:p>ACPNC - Secteur 4 - Aigoual Nord</text:p>
          </table:table-cell>
          <table:table-cell table:style-name="ce13" office:value-type="float" calcext:value-type="float" office:value="17">
            <text:p>17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1">
            <text:p>11</text:p>
          </table:table-cell>
          <table:table-cell table:style-name="ce13" office:value-type="float" calcext:value-type="float" office:value="65">
            <text:p>6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5 - Aigoual Nord">
            <text:p>ACPNC - Secteur 5 - Aigoual Nord</text:p>
          </table:table-cell>
          <table:table-cell table:style-name="ce13" office:value-type="float" calcext:value-type="float" office:value="6">
            <text:p>6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2">
            <text:p>2</text:p>
          </table:table-cell>
          <table:table-cell table:style-name="ce13" office:value-type="float" calcext:value-type="float" office:value="33">
            <text:p>3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Aigoual Nord - AIGO">
            <text:p>TCA Aigoual Nord - AIGO</text:p>
          </table:table-cell>
          <table:table-cell table:style-name="ce13" office:value-type="float" calcext:value-type="float" office:value="30">
            <text:p>3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20">
            <text:p>20</text:p>
          </table:table-cell>
          <table:table-cell table:style-name="ce13" office:value-type="float" calcext:value-type="float" office:value="67">
            <text:p>6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Secteur 4 - Marquairès">
            <text:p>ZT ACPNC - Secteur 4 - Marquairès</text:p>
          </table:table-cell>
          <table:table-cell table:style-name="ce13" office:value-type="float" calcext:value-type="float" office:value="2">
            <text:p>2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Secteur 5 - Brèze-Béthuzon">
            <text:p>ZT ACPNC - Secteur 5 - Brèze-Béthuzon</text:p>
          </table:table-cell>
          <table:table-cell table:style-name="ce13" office:value-type="float" calcext:value-type="float" office:value="2">
            <text:p>2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">
            <text:p>1</text:p>
          </table:table-cell>
          <table:table-cell table:style-name="ce13" office:value-type="float" calcext:value-type="float" office:value="50">
            <text:p>50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Aigoual sud (Gard)">
            <text:p>Aigoual sud (Gard)</text:p>
          </table:table-cell>
          <table:table-cell table:style-name="ce9" office:value-type="float" calcext:value-type="float" office:value="77">
            <text:p>77</text:p>
          </table:table-cell>
          <table:table-cell table:style-name="ce9" office:value-type="float" calcext:value-type="float" office:value="39">
            <text:p>39</text:p>
          </table:table-cell>
          <table:table-cell table:number-columns-repeated="5"/>
          <table:table-cell table:style-name="ce9" office:value-type="float" calcext:value-type="float" office:value="59">
            <text:p>59</text:p>
          </table:table-cell>
          <table:table-cell table:style-name="ce9" office:value-type="float" calcext:value-type="float" office:value="77">
            <text:p>77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6 - Aigoual Sud">
            <text:p>ACPNC - Secteur 6 - Aigoual Sud</text:p>
          </table:table-cell>
          <table:table-cell table:style-name="ce13" office:value-type="float" calcext:value-type="float" office:value="74">
            <text:p>7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58">
            <text:p>58</text:p>
          </table:table-cell>
          <table:table-cell table:style-name="ce13" office:value-type="float" calcext:value-type="float" office:value="78">
            <text:p>78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St-Sauveur-des-Pourcils">
            <text:p>ZT ACPNC - St-Sauveur-des-Pourcils</text:p>
          </table:table-cell>
          <table:table-cell table:style-name="ce13" office:value-type="float" calcext:value-type="float" office:value="3">
            <text:p>3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">
            <text:p>1</text:p>
          </table:table-cell>
          <table:table-cell table:style-name="ce13" office:value-type="float" calcext:value-type="float" office:value="33">
            <text:p>33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Causse Méjean">
            <text:p>Causse Méjean</text:p>
          </table:table-cell>
          <table:table-cell table:style-name="ce9" office:value-type="float" calcext:value-type="float" office:value="103">
            <text:p>103</text:p>
          </table:table-cell>
          <table:table-cell table:style-name="ce9" office:value-type="float" calcext:value-type="float" office:value="77">
            <text:p>77</text:p>
          </table:table-cell>
          <table:table-cell table:number-columns-repeated="5"/>
          <table:table-cell table:style-name="ce9" office:value-type="float" calcext:value-type="float" office:value="77">
            <text:p>77</text:p>
          </table:table-cell>
          <table:table-cell table:style-name="ce9" office:value-type="float" calcext:value-type="float" office:value="75">
            <text:p>75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Méjean">
            <text:p>ACPNC - Secteur 4 - Méjean</text:p>
          </table:table-cell>
          <table:table-cell table:style-name="ce13" office:value-type="float" calcext:value-type="float" office:value="60">
            <text:p>6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9">
            <text:p>49</text:p>
          </table:table-cell>
          <table:table-cell table:style-name="ce13" office:value-type="float" calcext:value-type="float" office:value="82">
            <text:p>8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5 - Méjean">
            <text:p>ACPNC - Secteur 5 - Méjean</text:p>
          </table:table-cell>
          <table:table-cell table:style-name="ce13" office:value-type="float" calcext:value-type="float" office:value="20">
            <text:p>2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7">
            <text:p>17</text:p>
          </table:table-cell>
          <table:table-cell table:style-name="ce13" office:value-type="float" calcext:value-type="float" office:value="85">
            <text:p>8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Aigoual Nord - CAUS">
            <text:p>TCA Aigoual Nord - CAUS</text:p>
          </table:table-cell>
          <table:table-cell table:style-name="ce13" office:value-type="float" calcext:value-type="float" office:value="15">
            <text:p>15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8">
            <text:p>8</text:p>
          </table:table-cell>
          <table:table-cell table:style-name="ce13" office:value-type="float" calcext:value-type="float" office:value="53">
            <text:p>5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Hures-La-Parade">
            <text:p>TCA Hures-La-Parade</text:p>
          </table:table-cell>
          <table:table-cell table:style-name="ce13" office:value-type="float" calcext:value-type="float" office:value="1">
            <text:p>1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Quézac-Ispagnac - CAUS">
            <text:p>TCA Quézac-Ispagnac - CAUS</text:p>
          </table:table-cell>
          <table:table-cell table:style-name="ce13" office:value-type="float" calcext:value-type="float" office:value="3">
            <text:p>3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2">
            <text:p>2</text:p>
          </table:table-cell>
          <table:table-cell table:style-name="ce13" office:value-type="float" calcext:value-type="float" office:value="67">
            <text:p>6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St-Pierre-des-Tripiers">
            <text:p>TCA St-Pierre-des-Tripiers</text:p>
          </table:table-cell>
          <table:table-cell table:style-name="ce13" office:value-type="float" calcext:value-type="float" office:value="2">
            <text:p>2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Secteur 5 - Cazalets">
            <text:p>ZT ACPNC - Secteur 5 - Cazalets</text:p>
          </table:table-cell>
          <table:table-cell table:style-name="ce13" office:value-type="float" calcext:value-type="float" office:value="2">
            <text:p>2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">
            <text:p>1</text:p>
          </table:table-cell>
          <table:table-cell table:style-name="ce13" office:value-type="float" calcext:value-type="float" office:value="50">
            <text:p>50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Mont Lozère est (Gard)">
            <text:p>Mont Lozère est (Gard)</text:p>
          </table:table-cell>
          <table:table-cell table:style-name="ce9" office:value-type="float" calcext:value-type="float" office:value="16">
            <text:p>16</text:p>
          </table:table-cell>
          <table:table-cell table:style-name="ce9" office:value-type="float" calcext:value-type="float" office:value="8">
            <text:p>8</text:p>
          </table:table-cell>
          <table:table-cell table:number-columns-repeated="5"/>
          <table:table-cell table:style-name="ce9" office:value-type="float" calcext:value-type="float" office:value="7">
            <text:p>7</text:p>
          </table:table-cell>
          <table:table-cell table:style-name="ce9" office:value-type="float" calcext:value-type="float" office:value="44">
            <text:p>44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Mont Lozère Est - Gard">
            <text:p>ACPNC - Mont Lozère Est - Gard</text:p>
          </table:table-cell>
          <table:table-cell table:style-name="ce13" office:value-type="float" calcext:value-type="float" office:value="16">
            <text:p>16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7">
            <text:p>7</text:p>
          </table:table-cell>
          <table:table-cell table:style-name="ce13" office:value-type="float" calcext:value-type="float" office:value="44">
            <text:p>44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Mont Lozère nord, ouest et est (Lozère)">
            <text:p>Mont Lozère nord, ouest et est (Lozère)</text:p>
          </table:table-cell>
          <table:table-cell table:style-name="ce9" office:value-type="float" calcext:value-type="float" office:value="44">
            <text:p>44</text:p>
          </table:table-cell>
          <table:table-cell table:style-name="ce9" office:value-type="float" calcext:value-type="float" office:value="22">
            <text:p>22</text:p>
          </table:table-cell>
          <table:table-cell table:number-columns-repeated="5"/>
          <table:table-cell table:style-name="ce9" office:value-type="float" calcext:value-type="float" office:value="31">
            <text:p>31</text:p>
          </table:table-cell>
          <table:table-cell table:style-name="ce9" office:value-type="float" calcext:value-type="float" office:value="70">
            <text:p>70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1 - Mont Lozère">
            <text:p>ACPNC - Secteur 1 - Mont Lozère</text:p>
          </table:table-cell>
          <table:table-cell table:style-name="ce13" office:value-type="float" calcext:value-type="float" office:value="20">
            <text:p>2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3">
            <text:p>13</text:p>
          </table:table-cell>
          <table:table-cell table:style-name="ce13" office:value-type="float" calcext:value-type="float" office:value="65">
            <text:p>6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Mont Lozere Ouest">
            <text:p>TCA Mont Lozere Ouest</text:p>
          </table:table-cell>
          <table:table-cell table:style-name="ce13" office:value-type="float" calcext:value-type="float" office:value="14">
            <text:p>1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1">
            <text:p>11</text:p>
          </table:table-cell>
          <table:table-cell table:style-name="ce13" office:value-type="float" calcext:value-type="float" office:value="79">
            <text:p>7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Quézac-Ispagnac - MTLO">
            <text:p>TCA Quézac-Ispagnac - MTLO</text:p>
          </table:table-cell>
          <table:table-cell table:style-name="ce13" office:value-type="float" calcext:value-type="float" office:value="4">
            <text:p>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2">
            <text:p>2</text:p>
          </table:table-cell>
          <table:table-cell table:style-name="ce13" office:value-type="float" calcext:value-type="float" office:value="50">
            <text:p>5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TCA Mont Lozère Ouest">
            <text:p>ZT TCA Mont Lozère Ouest</text:p>
          </table:table-cell>
          <table:table-cell table:style-name="ce13" office:value-type="float" calcext:value-type="float" office:value="4">
            <text:p>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">
            <text:p>4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TCA Quézac-Ispagnac - MTLO">
            <text:p>ZT TCA Quézac-Ispagnac - MTLO</text:p>
          </table:table-cell>
          <table:table-cell table:style-name="ce13" office:value-type="float" calcext:value-type="float" office:value="2">
            <text:p>2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">
            <text:p>1</text:p>
          </table:table-cell>
          <table:table-cell table:style-name="ce13" office:value-type="float" calcext:value-type="float" office:value="50">
            <text:p>50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Mont Lozère sud, Bougès nord">
            <text:p>Mont Lozère sud, Bougès nord</text:p>
          </table:table-cell>
          <table:table-cell table:style-name="ce9" office:value-type="float" calcext:value-type="float" office:value="154">
            <text:p>154</text:p>
          </table:table-cell>
          <table:table-cell table:style-name="ce9" office:value-type="float" calcext:value-type="float" office:value="77">
            <text:p>77</text:p>
          </table:table-cell>
          <table:table-cell table:number-columns-repeated="5"/>
          <table:table-cell table:style-name="ce9" office:value-type="float" calcext:value-type="float" office:value="130">
            <text:p>130</text:p>
          </table:table-cell>
          <table:table-cell table:style-name="ce9" office:value-type="float" calcext:value-type="float" office:value="84">
            <text:p>84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2 - Pont-de-Montvert">
            <text:p>ACPNC - Secteur 2 - Pont-de-Montvert</text:p>
          </table:table-cell>
          <table:table-cell table:style-name="ce13" office:value-type="float" calcext:value-type="float" office:value="25">
            <text:p>25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9">
            <text:p>19</text:p>
          </table:table-cell>
          <table:table-cell table:style-name="ce13" office:value-type="float" calcext:value-type="float" office:value="76">
            <text:p>76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2 - Vialas">
            <text:p>ACPNC - Secteur 2 - Vialas</text:p>
          </table:table-cell>
          <table:table-cell table:style-name="ce13" office:value-type="float" calcext:value-type="float" office:value="50">
            <text:p>5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42">
            <text:p>42</text:p>
          </table:table-cell>
          <table:table-cell table:style-name="ce13" office:value-type="float" calcext:value-type="float" office:value="84">
            <text:p>84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Laubies">
            <text:p>ACPNC - Secteur 4 - Laubies</text:p>
          </table:table-cell>
          <table:table-cell table:style-name="ce13" office:value-type="float" calcext:value-type="float" office:value="12">
            <text:p>12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5">
            <text:p>5</text:p>
          </table:table-cell>
          <table:table-cell table:style-name="ce13" office:value-type="float" calcext:value-type="float" office:value="42">
            <text:p>4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Ramponenche">
            <text:p>ACPNC - Secteur 4 - Ramponenche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9">
            <text:p>9</text:p>
          </table:table-cell>
          <table:table-cell table:style-name="ce13" office:value-type="float" calcext:value-type="float" office:value="90">
            <text:p>9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TCA Altefage">
            <text:p>TCA Altefage</text:p>
          </table:table-cell>
          <table:table-cell table:style-name="ce13" office:value-type="float" calcext:value-type="float" office:value="9">
            <text:p>9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9">
            <text:p>9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Bougès">
            <text:p>ZT ACPNC Bougès</text:p>
          </table:table-cell>
          <table:table-cell table:style-name="ce13" office:value-type="float" calcext:value-type="float" office:value="21">
            <text:p>21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21">
            <text:p>21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Laubies">
            <text:p>ZT ACPNC Laubies</text:p>
          </table:table-cell>
          <table:table-cell table:style-name="ce13" office:value-type="float" calcext:value-type="float" office:value="14">
            <text:p>14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2">
            <text:p>12</text:p>
          </table:table-cell>
          <table:table-cell table:style-name="ce13" office:value-type="float" calcext:value-type="float" office:value="86">
            <text:p>86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- Mont Lozère">
            <text:p>ZT ACPNC - Mont Lozère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TCA Altefage">
            <text:p>ZT TCA Altefage</text:p>
          </table:table-cell>
          <table:table-cell table:style-name="ce13" office:value-type="float" calcext:value-type="float" office:value="3">
            <text:p>3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3">
            <text:p>3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9" office:value-type="string" calcext:value-type="string" office:value="Vallées cévenoles">
            <text:p>Vallées cévenoles</text:p>
          </table:table-cell>
          <table:table-cell table:style-name="ce9" office:value-type="float" calcext:value-type="float" office:value="83">
            <text:p>83</text:p>
          </table:table-cell>
          <table:table-cell table:style-name="ce9" office:value-type="float" calcext:value-type="float" office:value="42">
            <text:p>42</text:p>
          </table:table-cell>
          <table:table-cell table:number-columns-repeated="5"/>
          <table:table-cell table:style-name="ce9" office:value-type="float" calcext:value-type="float" office:value="52">
            <text:p>52</text:p>
          </table:table-cell>
          <table:table-cell table:style-name="ce9" office:value-type="float" calcext:value-type="float" office:value="63">
            <text:p>63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Bougès sud">
            <text:p>ACPNC - Secteur 4 - Bougès sud</text:p>
          </table:table-cell>
          <table:table-cell table:style-name="ce13" office:value-type="float" calcext:value-type="float" office:value="40">
            <text:p>4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32">
            <text:p>32</text:p>
          </table:table-cell>
          <table:table-cell table:style-name="ce13" office:value-type="float" calcext:value-type="float" office:value="80">
            <text:p>80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Les Cans">
            <text:p>ACPNC - Secteur 4 - Les Cans</text:p>
          </table:table-cell>
          <table:table-cell table:style-name="ce13" office:value-type="float" calcext:value-type="float" office:value="25">
            <text:p>25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2">
            <text:p>12</text:p>
          </table:table-cell>
          <table:table-cell table:style-name="ce13" office:value-type="float" calcext:value-type="float" office:value="48">
            <text:p>48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4 - St-Germain-de-Calberte">
            <text:p>ACPNC - Secteur 4 - St-Germain-de-Calberte</text:p>
          </table:table-cell>
          <table:table-cell table:style-name="ce13" office:value-type="float" calcext:value-type="float" office:value="8">
            <text:p>8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3">
            <text:p>3</text:p>
          </table:table-cell>
          <table:table-cell table:style-name="ce13" office:value-type="float" calcext:value-type="float" office:value="38">
            <text:p>38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ZT ACPNC Fontmort">
            <text:p>ZT ACPNC Fontmort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5">
            <text:p>5</text:p>
          </table:table-cell>
          <table:table-cell table:style-name="ce13" office:value-type="float" calcext:value-type="float" office:value="50">
            <text:p>50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5" office:value-type="string" calcext:value-type="string" table:number-columns-spanned="10" table:number-rows-spanned="1" office:value="Mouflon">
            <text:p>Bilan chasse Mouflon saison 2021-2022</text:p>
          </table:table-cell>
          <table:covered-table-cell table:number-columns-repeated="9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4">
          <table:table-cell table:style-name="ce2"/>
          <table:table-cell table:style-name="ce7" office:value-type="string" calcext:value-type="string" table:number-columns-spanned="3" table:number-rows-spanned="1">
            <text:p>Atrribution par massif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Atrribution par ZI</text:p>
          </table:table-cell>
          <table:covered-table-cell table:number-columns-repeated="2" table:style-name="ce10"/>
          <table:table-cell table:style-name="ce7" office:value-type="string" calcext:value-type="string" table:number-columns-spanned="4" table:number-rows-spanned="1">
            <text:p>Réalisations</text:p>
          </table:table-cell>
          <table:covered-table-cell table:number-columns-repeated="3" table:style-name="ce10"/>
        </table:table-row>
        <table:table-row table:style-name="ro4">
          <table:table-cell/>
          <table:table-cell table:style-name="ce8" office:value-type="string" calcext:value-type="string">
            <text:p>Massif</text:p>
          </table:table-cell>
          <table:table-cell table:style-name="ce11" office:value-type="string" calcext:value-type="string">
            <text:p>Mini</text:p>
          </table:table-cell>
          <table:table-cell table:style-name="ce11" office:value-type="string" calcext:value-type="string">
            <text:p>Maxi</text:p>
          </table:table-cell>
          <table:table-cell table:style-name="ce11" office:value-type="string" calcext:value-type="string">
            <text:p>ZI</text:p>
          </table:table-cell>
          <table:table-cell table:style-name="ce11" office:value-type="string" calcext:value-type="string">
            <text:p>Mini</text:p>
          </table:table-cell>
          <table:table-cell table:style-name="ce11" office:value-type="string" calcext:value-type="string">
            <text:p>Maxi</text:p>
          </table:table-cell>
          <table:table-cell table:style-name="ce11" office:value-type="string" calcext:value-type="string">
            <text:p>Total ZI</text:p>
          </table:table-cell>
          <table:table-cell table:style-name="ce11" office:value-type="string" calcext:value-type="string">
            <text:p>% ZI</text:p>
          </table:table-cell>
          <table:table-cell table:style-name="ce11" office:value-type="string" calcext:value-type="string">
            <text:p>Total Massif</text:p>
          </table:table-cell>
          <table:table-cell table:style-name="ce14" office:value-type="string" calcext:value-type="string">
            <text:p>% Massif</text:p>
          </table:table-cell>
        </table:table-row>
        <table:table-row table:style-name="ro1">
          <table:table-cell/>
          <table:table-cell table:style-name="ce9" office:value-type="string" calcext:value-type="string" office:value="Aigoual sud (Gard)">
            <text:p>Aigoual sud (Gard)</text:p>
          </table:table-cell>
          <table:table-cell table:style-name="ce9" office:value-type="float" calcext:value-type="float" office:value="10">
            <text:p>10</text:p>
          </table:table-cell>
          <table:table-cell table:style-name="ce9" office:value-type="float" calcext:value-type="float" office:value="5">
            <text:p>5</text:p>
          </table:table-cell>
          <table:table-cell table:number-columns-repeated="5"/>
          <table:table-cell table:style-name="ce9" office:value-type="float" calcext:value-type="float" office:value="10">
            <text:p>10</text:p>
          </table:table-cell>
          <table:table-cell table:style-name="ce9" office:value-type="float" calcext:value-type="float" office:value="100">
            <text:p>100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 office:value="ACPNC - Secteur 6 - Aigoual Sud">
            <text:p>ACPNC - Secteur 6 - Aigoual Sud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0">
            <text:p>0</text:p>
          </table:table-cell>
          <table:table-cell table:style-name="ce13" office:value-type="float" calcext:value-type="float" office:value="10">
            <text:p>10</text:p>
          </table:table-cell>
          <table:table-cell table:style-name="ce13" office:value-type="float" calcext:value-type="float" office:value="100">
            <text:p>100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 table:number-rows-repeated="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9:46:46.981001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08:48:28.400603520</meta:creation-date>
    <dc:date>2022-04-14T12:58:03.278716357</dc:date>
    <meta:editing-duration>PT2H5M4S</meta:editing-duration>
    <meta:editing-cycles>41</meta:editing-cycles>
    <meta:generator>LibreOffice/6.4.7.2$Linux_X86_64 LibreOffice_project/40$Build-2</meta:generator>
    <meta:document-statistic meta:table-count="1" meta:cell-count="30" meta:object-count="0"/>
  </office:meta>
</office:document-meta>
</file>